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43fc" officeooo:paragraph-rsid="000043fc"/>
    </style:style>
    <style:style style:name="P2" style:family="paragraph" style:parent-style-name="Standard">
      <style:text-properties officeooo:rsid="00073cf4" officeooo:paragraph-rsid="00073cf4"/>
    </style:style>
    <style:style style:name="P3" style:family="paragraph" style:parent-style-name="Text_20_body">
      <style:text-properties officeooo:paragraph-rsid="0002296c"/>
    </style:style>
    <style:style style:name="P4" style:family="paragraph" style:parent-style-name="Text_20_body">
      <style:text-properties officeooo:rsid="00025a20" officeooo:paragraph-rsid="00025a20"/>
    </style:style>
    <style:style style:name="P5" style:family="paragraph" style:parent-style-name="Text_20_body">
      <style:text-properties officeooo:rsid="0003d5c3" officeooo:paragraph-rsid="0003d5c3"/>
    </style:style>
    <style:style style:name="P6" style:family="paragraph" style:parent-style-name="Text_20_body">
      <style:text-properties officeooo:rsid="0005b18b" officeooo:paragraph-rsid="0005b18b"/>
    </style:style>
    <style:style style:name="P7" style:family="paragraph" style:parent-style-name="Text_20_body">
      <style:text-properties officeooo:rsid="00073cf4" officeooo:paragraph-rsid="00073cf4"/>
    </style:style>
    <style:style style:name="T1" style:family="text">
      <style:text-properties fo:font-weight="bold" loext:padding="0.049cm" loext:border="0.06pt solid #e1e5eb"/>
    </style:style>
    <style:style style:name="T2" style:family="text">
      <style:text-properties fo:font-weight="bold" officeooo:rsid="000043fc"/>
    </style:style>
    <style:style style:name="T3" style:family="text">
      <style:text-properties loext:padding="0.049cm" loext:border="0.06pt solid #e1e5eb"/>
    </style:style>
    <style:style style:name="T4" style:family="text">
      <style:text-properties fo:color="#e83e8c" style:font-name="SFMono-Regular" fo:font-size="10.5pt" loext:padding="0.049cm" loext:border="0.06pt solid #e1e5eb"/>
    </style:style>
    <style:style style:name="T5" style:family="text">
      <style:text-properties officeooo:rsid="0002296c"/>
    </style:style>
    <style:style style:name="T6" style:family="text">
      <style:text-properties officeooo:rsid="0003d5c3"/>
    </style:style>
    <style:style style:name="T7" style:family="text">
      <style:text-properties officeooo:rsid="0005b1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e GitHub – Parte 2</text:p>
      <text:p text:style-name="P1"/>
      <text:h text:style-name="Heading_20_2" text:outline-level="2"><text:bookmark text:name="por-que-isso-e-importante"/><text:span text:style-name="T2">P</text:span>or que isso é importante?</text:h>
      <text:p text:style-name="Text_20_body">Entender o conceito de <text:span text:style-name="Strong_20_Emphasis"><text:span text:style-name="Emphasis">Git </text:span></text:span>é uma das habilidades fundamentais que você vai exercitar ao longo de todo o curso. É fato que, por ser um conceito novo e diferente para você, será necessário muita prática para sedimentar esse conceito.</text:p>
      <text:p text:style-name="Text_20_body">É por isso que utilizamos diariamente o <text:span text:style-name="Strong_20_Emphasis"><text:span text:style-name="Emphasis">Git </text:span></text:span>e o <text:span text:style-name="Strong_20_Emphasis"><text:span text:style-name="Emphasis">GitHub </text:span></text:span>no curso, para que você tenha inúmeras chances de executar os comandos do <text:span text:style-name="Strong_20_Emphasis"><text:span text:style-name="Emphasis">Git </text:span></text:span>, criar <text:span text:style-name="Emphasis">repositórios </text:span>, fazer <text:span text:style-name="Emphasis">commits </text:span>e contribuir com seus <text:span text:style-name="Emphasis">Pull Requests </text:span>nos projetos.</text:p>
      <text:p text:style-name="Text_20_body">Somente colocando em prática diariamente os conceitos do <text:span text:style-name="Strong_20_Emphasis"><text:span text:style-name="Emphasis">Git </text:span></text:span>você conseguirá se aperfeiçoar no uso de repositórios e do versionamento de código! ✌️ 💪 👊</text:p>
      <text:p text:style-name="Horizontal_20_Line"/>
      <text:p text:style-name="Standard"><text:span text:style-name="T3">Caso você queira copiar um repositório </text:span><text:span text:style-name="Strong_20_Emphasis"><text:span text:style-name="Emphasis"><text:span text:style-name="T1">Git </text:span></text:span></text:span><text:span text:style-name="T3">já existente — por exemplo, um projeto em que você queira contribuir —, o comando necessário é: </text:span><text:span text:style-name="Source_20_Text"><text:span text:style-name="T4">git clone</text:span></text:span><text:span text:style-name="T3"> .</text:span></text:p>
      <text:p text:style-name="Standard"><text:span text:style-name="T3">Mais do que baixar o código atual, o </text:span><text:span text:style-name="Strong_20_Emphasis"><text:span text:style-name="Emphasis"><text:span text:style-name="T1">Git </text:span></text:span></text:span><text:span text:style-name="T3">recebe uma cópia de quase todos os dados que o servidor possui. Cada versão de cada arquivo no histórico do projeto é obtida quando você roda o comando </text:span><text:span text:style-name="Source_20_Text"><text:span text:style-name="T4">git clone</text:span></text:span><text:span text:style-name="T3"> .</text:span></text:p>
      <text:p text:style-name="Text_20_body"/>
      <text:p text:style-name="P3">git log ressussita - Volta arquivos que foram removidos ou versões anteriores desses</text:p>
      <text:p text:style-name="P3"><text:s text:c="6"/>git + log + --diff-filter (vejo o que tem de diferente e filtro os logs) <text:span text:style-name="T5">= (que sejam iguais) D</text:span><text:line-break/><text:span text:style-name="T5">( que possuem arquivos que tenham sido deletados) –summary (quero que seja exibido na forma de summário)</text:span></text:p>
      <text:p text:style-name="P4">git ignore – <text:span text:style-name="T6">Faz com que o git ignore alguns arquivos</text:span></text:p>
      <text:p text:style-name="P4">Primeiro você cria o arquivo .gitignore</text:p>
      <text:p text:style-name="P4">Segundo adiciona uma configuração pro seu arquivo .gitignore (cat &gt; .gitignore + tipo dos arquivos <text:span text:style-name="T6">ou nome do arquivo ou diretório (mas ai precisa do / depois do nome do diretório)</text:span> que você quer ignorar)</text:p>
      <text:p text:style-name="P5">Terceiro da um git add</text:p>
      <text:p text:style-name="P5">Quarto commita o arquivo</text:p>
      <text:p text:style-name="P5"/>
      <text:p text:style-name="P5">Para criar um repositório no git hub você clica em + ao lado do seu perfil e clica em new repository. Ai você tem algumas opções, como dizer quem é o dono do repositório, dar um nome para aquele repositório e uma descrição (opcional) <text:span text:style-name="T7">dizendo oq aquele repositório faz e então eu tenho duas opções, deixo ele público ou privado. </text:span></text:p>
      <text:p text:style-name="P6">Público qualquer pessoa pode ter acesso.</text:p>
      <text:p text:style-name="P6">Privado só você tem acesso a ele</text:p>
      <text:p text:style-name="P6"><text:soft-page-break/>Ai eu tenho mais tres opções a primeira é add um read me file que vai me dar um pouco mais de contexto do que é aquele repositório.</text:p>
      <text:p text:style-name="P6">Um git ignore ou uma licença então você clica em criar diretório</text:p>
      <text:p text:style-name="P7">git fetch ele compara meu repositório local master com o repositório remoto e atualiza o repositório local</text:p>
      <text:p text:style-name="P7">git pull verifica se tem alguma alteração, assim como o git fetch mas ele também faz um git merge com seu repositório local. Dessa forma as duas pessoas tem tudo atualizado tanto no repositório local quanto no remoto</text:p>
      <text:p text:style-name="P2"><text:span text:style-name="T3">Agora vamos aprender a como criar um </text:span><text:span text:style-name="Emphasis"><text:span text:style-name="T3">Pull Request </text:span></text:span><text:span text:style-name="T3">no </text:span><text:span text:style-name="Strong_20_Emphasis"><text:span text:style-name="Emphasis"><text:span text:style-name="T1">GitHub </text:span></text:span></text:span><text:span text:style-name="T3">. Esse processo é importante para você realizar sugestões e contribuir com alterações em um repositório, basta ter a permissão para leitura.</text:span></text:p>
      <text:p text:style-name="Standard"><text:span text:style-name="T3">A vantagem de se realizar o </text:span><text:span text:style-name="Emphasis"><text:span text:style-name="T3">Pull Request </text:span></text:span><text:span text:style-name="T3">é que você garante que a branch-padrão terá todo seu trabalho concluído e aprovado, realizando todas as novas alterações em uma branch separada.</text:span></text:p>
      <text:p text:style-name="Standard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3:52:56.311151571</meta:creation-date>
    <dc:date>2021-10-25T20:18:40.687859562</dc:date>
    <meta:editing-duration>PT1H52M53S</meta:editing-duration>
    <meta:editing-cycles>1</meta:editing-cycles>
    <meta:document-statistic meta:table-count="0" meta:image-count="0" meta:object-count="0" meta:page-count="2" meta:paragraph-count="24" meta:word-count="523" meta:character-count="2936" meta:non-whitespace-character-count="2426"/>
    <meta:generator>LibreOffice/6.4.7.2$Linux_X86_64 LibreOffice_project/40$Build-2</meta:generator>
  </office:meta>
</office:document-meta>
</file>